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/* Variables */</text:p>
      <text:p text:style-name="Preformatted_20_Text">:root {</text:p>
      <text:p text:style-name="Preformatted_20_Text"><text:s text:c="2"/>--body-color: rgb(247, 250, 252);</text:p>
      <text:p text:style-name="Preformatted_20_Text"><text:s text:c="2"/>--button-color: rgb(30, 166, 114);</text:p>
      <text:p text:style-name="Preformatted_20_Text"><text:s text:c="2"/>--accent-color: #0a721b;</text:p>
      <text:p text:style-name="Preformatted_20_Text"><text:s text:c="2"/>--link-color: #ffffff;</text:p>
      <text:p text:style-name="Preformatted_20_Text"><text:s text:c="2"/>--font-color: rgb(105, 115, 134);</text:p>
      <text:p text:style-name="Preformatted_20_Text"><text:s text:c="2"/>--body-font-family: -apple-system, BlinkMacSystemFont, sans-serif;</text:p>
      <text:p text:style-name="Preformatted_20_Text"><text:s text:c="2"/>--radius: 6px;</text:p>
      <text:p text:style-name="Preformatted_20_Text"><text:s text:c="2"/>--form-width: 400px;</text:p>
      <text:p text:style-name="Preformatted_20_Text">}</text:p>
      <text:p text:style-name="Preformatted_20_Text"/>
      <text:p text:style-name="Preformatted_20_Text">/* Base */</text:p>
      <text:p text:style-name="Preformatted_20_Text">* {</text:p>
      <text:p text:style-name="Preformatted_20_Text"><text:s text:c="2"/>box-sizing: border-box;</text:p>
      <text:p text:style-name="Preformatted_20_Text">}</text:p>
      <text:p text:style-name="Preformatted_20_Text">body {</text:p>
      <text:p text:style-name="Preformatted_20_Text"><text:s text:c="2"/>font-family: var(--body-font-family);</text:p>
      <text:p text:style-name="Preformatted_20_Text"><text:s text:c="2"/>font-size: 16px;</text:p>
      <text:p text:style-name="Preformatted_20_Text"><text:s text:c="2"/>-webkit-font-smoothing: antialiased;</text:p>
      <text:p text:style-name="Preformatted_20_Text">}</text:p>
      <text:p text:style-name="Preformatted_20_Text"/>
      <text:p text:style-name="Preformatted_20_Text">/* Layout */</text:p>
      <text:p text:style-name="Preformatted_20_Text">.sr-root {</text:p>
      <text:p text:style-name="Preformatted_20_Text"><text:s text:c="2"/>display: flex;</text:p>
      <text:p text:style-name="Preformatted_20_Text"><text:s text:c="2"/>flex-direction: row;</text:p>
      <text:p text:style-name="Preformatted_20_Text"><text:s text:c="2"/>width: 100%;</text:p>
      <text:p text:style-name="Preformatted_20_Text"><text:s text:c="2"/>max-width: 980px;</text:p>
      <text:p text:style-name="Preformatted_20_Text"><text:s text:c="2"/>padding: 48px;</text:p>
      <text:p text:style-name="Preformatted_20_Text"><text:s text:c="2"/>align-content: center;</text:p>
      <text:p text:style-name="Preformatted_20_Text"><text:s text:c="2"/>justify-content: center;</text:p>
      <text:p text:style-name="Preformatted_20_Text"><text:s text:c="2"/>height: auto;</text:p>
      <text:p text:style-name="Preformatted_20_Text"><text:s text:c="2"/>min-height: 100vh;</text:p>
      <text:p text:style-name="Preformatted_20_Text"><text:s text:c="2"/>margin: 0 auto;</text:p>
      <text:p text:style-name="Preformatted_20_Text">}</text:p>
      <text:p text:style-name="Preformatted_20_Text">.sr-main {</text:p>
      <text:p text:style-name="Preformatted_20_Text"><text:s text:c="2"/>display: flex;</text:p>
      <text:p text:style-name="Preformatted_20_Text"><text:s text:c="2"/>flex-direction: column;</text:p>
      <text:p text:style-name="Preformatted_20_Text"><text:s text:c="2"/>justify-content: center;</text:p>
      <text:p text:style-name="Preformatted_20_Text"><text:s text:c="2"/>height: 100%;</text:p>
      <text:p text:style-name="Preformatted_20_Text"><text:s text:c="2"/>align-self: center;</text:p>
      <text:p text:style-name="Preformatted_20_Text"><text:s text:c="2"/>padding: 75px 50px;</text:p>
      <text:p text:style-name="Preformatted_20_Text"><text:s text:c="2"/>background: var(--body-color);</text:p>
      <text:p text:style-name="Preformatted_20_Text"><text:s text:c="2"/>width: var(--form-width);</text:p>
      <text:p text:style-name="Preformatted_20_Text"><text:s text:c="2"/>border-radius: var(--radius);</text:p>
      <text:p text:style-name="Preformatted_20_Text"><text:s text:c="2"/>box-shadow: 0px 0px 0px 0.5px rgba(50, 50, 93, 0.1),</text:p>
      <text:p text:style-name="Preformatted_20_Text"><text:s text:c="2"/>0px 2px 5px 0px rgba(50, 50, 93, 0.1),</text:p>
      <text:p text:style-name="Preformatted_20_Text"><text:s text:c="2"/>0px 1px 1.5px 0px rgba(0, 0, 0, 0.07);</text:p>
      <text:p text:style-name="Preformatted_20_Text">}</text:p>
      <text:p text:style-name="Preformatted_20_Text"/>
      <text:p text:style-name="Preformatted_20_Text">.sr-field-error {</text:p>
      <text:p text:style-name="Preformatted_20_Text"><text:s text:c="2"/>color: var(--font-color);</text:p>
      <text:p text:style-name="Preformatted_20_Text"><text:s text:c="2"/>text-align: left;</text:p>
      <text:p text:style-name="Preformatted_20_Text"><text:s text:c="2"/>font-size: 13px;</text:p>
      <text:p text:style-name="Preformatted_20_Text"><text:s text:c="2"/>line-height: 17px;</text:p>
      <text:p text:style-name="Preformatted_20_Text"><text:s text:c="2"/>margin-top: 12px;</text:p>
      <text:p text:style-name="Preformatted_20_Text">}</text:p>
      <text:p text:style-name="Preformatted_20_Text"/>
      <text:p text:style-name="Preformatted_20_Text">/* Inputs */</text:p>
      <text:p text:style-name="Preformatted_20_Text">.sr-input,</text:p>
      <text:p text:style-name="Preformatted_20_Text">input[type="text"] {</text:p>
      <text:p text:style-name="Preformatted_20_Text"><text:s text:c="2"/>border: 1px solid var(--gray-border);</text:p>
      <text:p text:style-name="Preformatted_20_Text"><text:s text:c="2"/>border-radius: var(--radius);</text:p>
      <text:p text:style-name="Preformatted_20_Text"><text:s text:c="2"/>padding: 5px 12px;</text:p>
      <text:p text:style-name="Preformatted_20_Text"><text:soft-page-break/><text:s text:c="2"/>height: 44px;</text:p>
      <text:p text:style-name="Preformatted_20_Text"><text:s text:c="2"/>width: 100%;</text:p>
      <text:p text:style-name="Preformatted_20_Text"><text:s text:c="2"/>transition: box-shadow 0.2s ease;</text:p>
      <text:p text:style-name="Preformatted_20_Text"><text:s text:c="2"/>background: white;</text:p>
      <text:p text:style-name="Preformatted_20_Text"><text:s text:c="2"/>-moz-appearance: none;</text:p>
      <text:p text:style-name="Preformatted_20_Text"><text:s text:c="2"/>-webkit-appearance: none;</text:p>
      <text:p text:style-name="Preformatted_20_Text"><text:s text:c="2"/>appearance: none;</text:p>
      <text:p text:style-name="Preformatted_20_Text">}</text:p>
      <text:p text:style-name="Preformatted_20_Text">.sr-input:focus,</text:p>
      <text:p text:style-name="Preformatted_20_Text">input[type="text"]:focus,</text:p>
      <text:p text:style-name="Preformatted_20_Text">button:focus,</text:p>
      <text:p text:style-name="Preformatted_20_Text">.focused {</text:p>
      <text:p text:style-name="Preformatted_20_Text"><text:s text:c="2"/>box-shadow: 0 0 0 1px rgba(50, 151, 211, 0.3), 0 1px 1px 0 rgba(0, 0, 0, 0.07),</text:p>
      <text:p text:style-name="Preformatted_20_Text"><text:s text:c="4"/>0 0 0 4px rgba(50, 151, 211, 0.3);</text:p>
      <text:p text:style-name="Preformatted_20_Text"><text:s text:c="2"/>outline: none;</text:p>
      <text:p text:style-name="Preformatted_20_Text"><text:s text:c="2"/>z-index: 9;</text:p>
      <text:p text:style-name="Preformatted_20_Text">}</text:p>
      <text:p text:style-name="Preformatted_20_Text">.sr-input::placeholder,</text:p>
      <text:p text:style-name="Preformatted_20_Text">input[type="text"]::placeholder {</text:p>
      <text:p text:style-name="Preformatted_20_Text"><text:s text:c="2"/>color: var(--gray-light);</text:p>
      <text:p text:style-name="Preformatted_20_Text">}</text:p>
      <text:p text:style-name="Preformatted_20_Text">.sr-result {</text:p>
      <text:p text:style-name="Preformatted_20_Text"><text:s text:c="2"/>height: 44px;</text:p>
      <text:p text:style-name="Preformatted_20_Text"><text:s text:c="2"/>-webkit-transition: height 1s ease;</text:p>
      <text:p text:style-name="Preformatted_20_Text"><text:s text:c="2"/>-moz-transition: height 1s ease;</text:p>
      <text:p text:style-name="Preformatted_20_Text"><text:s text:c="2"/>-o-transition: height 1s ease;</text:p>
      <text:p text:style-name="Preformatted_20_Text"><text:s text:c="2"/>transition: height 1s ease;</text:p>
      <text:p text:style-name="Preformatted_20_Text"><text:s text:c="2"/>color: var(--font-color);</text:p>
      <text:p text:style-name="Preformatted_20_Text"><text:s text:c="2"/>overflow: auto;</text:p>
      <text:p text:style-name="Preformatted_20_Text">}</text:p>
      <text:p text:style-name="Preformatted_20_Text">.sr-result code {</text:p>
      <text:p text:style-name="Preformatted_20_Text"><text:s text:c="2"/>overflow: scroll;</text:p>
      <text:p text:style-name="Preformatted_20_Text">}</text:p>
      <text:p text:style-name="Preformatted_20_Text">.sr-result.expand {</text:p>
      <text:p text:style-name="Preformatted_20_Text"><text:s text:c="2"/>height: 350px;</text:p>
      <text:p text:style-name="Preformatted_20_Text">}</text:p>
      <text:p text:style-name="Preformatted_20_Text"/>
      <text:p text:style-name="Preformatted_20_Text">.sr-combo-inputs-row {</text:p>
      <text:p text:style-name="Preformatted_20_Text"><text:s text:c="2"/>box-shadow: 0px 0px 0px 0.5px rgba(50, 50, 93, 0.1),</text:p>
      <text:p text:style-name="Preformatted_20_Text"><text:s text:c="4"/>0px 2px 5px 0px rgba(50, 50, 93, 0.1), 0px 1px 1.5px 0px rgba(0, 0, 0, 0.07);</text:p>
      <text:p text:style-name="Preformatted_20_Text"><text:s text:c="2"/>border-radius: 7px;</text:p>
      <text:p text:style-name="Preformatted_20_Text">}</text:p>
      <text:p text:style-name="Preformatted_20_Text"/>
      <text:p text:style-name="Preformatted_20_Text">/* Buttons and links */</text:p>
      <text:p text:style-name="Preformatted_20_Text">button {</text:p>
      <text:p text:style-name="Preformatted_20_Text"><text:s text:c="2"/>background: var(--accent-color);</text:p>
      <text:p text:style-name="Preformatted_20_Text"><text:s text:c="2"/>border-radius: var(--radius);</text:p>
      <text:p text:style-name="Preformatted_20_Text"><text:s text:c="2"/>color: white;</text:p>
      <text:p text:style-name="Preformatted_20_Text"><text:s text:c="2"/>border: 0;</text:p>
      <text:p text:style-name="Preformatted_20_Text"><text:s text:c="2"/>padding: 12px 16px;</text:p>
      <text:p text:style-name="Preformatted_20_Text"><text:s text:c="2"/>margin-top: 16px;</text:p>
      <text:p text:style-name="Preformatted_20_Text"><text:s text:c="2"/>font-weight: 600;</text:p>
      <text:p text:style-name="Preformatted_20_Text"><text:s text:c="2"/>cursor: pointer;</text:p>
      <text:p text:style-name="Preformatted_20_Text"><text:s text:c="2"/>transition: all 0.2s ease;</text:p>
      <text:p text:style-name="Preformatted_20_Text"><text:s text:c="2"/>display: block;</text:p>
      <text:p text:style-name="Preformatted_20_Text"><text:s text:c="2"/>box-shadow: 0px 4px 5.5px 0px rgba(0, 0, 0, 0.07);</text:p>
      <text:p text:style-name="Preformatted_20_Text"><text:s text:c="2"/>width: 100%;</text:p>
      <text:p text:style-name="Preformatted_20_Text">}</text:p>
      <text:p text:style-name="Preformatted_20_Text">button:hover {</text:p>
      <text:p text:style-name="Preformatted_20_Text"><text:s text:c="2"/>filter: contrast(115%);</text:p>
      <text:p text:style-name="Preformatted_20_Text">}</text:p>
      <text:p text:style-name="Preformatted_20_Text">button:active {</text:p>
      <text:p text:style-name="Preformatted_20_Text"><text:soft-page-break/><text:s text:c="2"/>transform: translateY(0px) scale(0.98);</text:p>
      <text:p text:style-name="Preformatted_20_Text"><text:s text:c="2"/>filter: brightness(0.9);</text:p>
      <text:p text:style-name="Preformatted_20_Text">}</text:p>
      <text:p text:style-name="Preformatted_20_Text">button:disabled {</text:p>
      <text:p text:style-name="Preformatted_20_Text"><text:s text:c="2"/>opacity: 0.5;</text:p>
      <text:p text:style-name="Preformatted_20_Text"><text:s text:c="2"/>cursor: none;</text:p>
      <text:p text:style-name="Preformatted_20_Text">}</text:p>
      <text:p text:style-name="Preformatted_20_Text"/>
      <text:p text:style-name="Preformatted_20_Text">a {</text:p>
      <text:p text:style-name="Preformatted_20_Text"><text:s text:c="2"/>color: var(--link-color);</text:p>
      <text:p text:style-name="Preformatted_20_Text"><text:s text:c="2"/>text-decoration: none;</text:p>
      <text:p text:style-name="Preformatted_20_Text"><text:s text:c="2"/>transition: all 0.2s ease;</text:p>
      <text:p text:style-name="Preformatted_20_Text">}</text:p>
      <text:p text:style-name="Preformatted_20_Text"/>
      <text:p text:style-name="Preformatted_20_Text">a:hover {</text:p>
      <text:p text:style-name="Preformatted_20_Text"><text:s text:c="2"/>filter: brightness(0.8);</text:p>
      <text:p text:style-name="Preformatted_20_Text">}</text:p>
      <text:p text:style-name="Preformatted_20_Text"/>
      <text:p text:style-name="Preformatted_20_Text">a:active {</text:p>
      <text:p text:style-name="Preformatted_20_Text"><text:s text:c="2"/>filter: brightness(0.5);</text:p>
      <text:p text:style-name="Preformatted_20_Text">}</text:p>
      <text:p text:style-name="Preformatted_20_Text"/>
      <text:p text:style-name="Preformatted_20_Text">/* Code block */</text:p>
      <text:p text:style-name="Preformatted_20_Text">code,</text:p>
      <text:p text:style-name="Preformatted_20_Text">pre {</text:p>
      <text:p text:style-name="Preformatted_20_Text"><text:s text:c="2"/>font-family: "SF Mono", "IBM Plex Mono", "Menlo", monospace;</text:p>
      <text:p text:style-name="Preformatted_20_Text"><text:s text:c="2"/>font-size: 12px;</text:p>
      <text:p text:style-name="Preformatted_20_Text">}</text:p>
      <text:p text:style-name="Preformatted_20_Text"/>
      <text:p text:style-name="Preformatted_20_Text">/* Stripe Element placeholder */</text:p>
      <text:p text:style-name="Preformatted_20_Text">.sr-card-element {</text:p>
      <text:p text:style-name="Preformatted_20_Text"><text:s text:c="2"/>padding-top: 12px;</text:p>
      <text:p text:style-name="Preformatted_20_Text">}</text:p>
      <text:p text:style-name="Preformatted_20_Text"/>
      <text:p text:style-name="Preformatted_20_Text">/* Responsiveness */</text:p>
      <text:p text:style-name="Preformatted_20_Text">@media (max-width: 720px) {</text:p>
      <text:p text:style-name="Preformatted_20_Text"><text:s text:c="2"/>.sr-root {</text:p>
      <text:p text:style-name="Preformatted_20_Text"><text:s text:c="4"/>flex-direction: column;</text:p>
      <text:p text:style-name="Preformatted_20_Text"><text:s text:c="4"/>justify-content: flex-start;</text:p>
      <text:p text:style-name="Preformatted_20_Text"><text:s text:c="4"/>padding: 48px 20px;</text:p>
      <text:p text:style-name="Preformatted_20_Text"><text:s text:c="4"/>min-width: 320px;</text:p>
      <text:p text:style-name="Preformatted_20_Text"><text:s text:c="2"/>}</text:p>
      <text:p text:style-name="Preformatted_20_Text"/>
      <text:p text:style-name="Preformatted_20_Text"><text:s text:c="2"/>.sr-header__logo {</text:p>
      <text:p text:style-name="Preformatted_20_Text"><text:s text:c="4"/>background-position: center;</text:p>
      <text:p text:style-name="Preformatted_20_Text"><text:s text:c="2"/>}</text:p>
      <text:p text:style-name="Preformatted_20_Text"/>
      <text:p text:style-name="Preformatted_20_Text"><text:s text:c="2"/>.sr-payment-summary {</text:p>
      <text:p text:style-name="Preformatted_20_Text"><text:s text:c="4"/>text-align: center;</text:p>
      <text:p text:style-name="Preformatted_20_Text"><text:s text:c="2"/>}</text:p>
      <text:p text:style-name="Preformatted_20_Text"/>
      <text:p text:style-name="Preformatted_20_Text"><text:s text:c="2"/>.sr-content {</text:p>
      <text:p text:style-name="Preformatted_20_Text"><text:s text:c="4"/>display: none;</text:p>
      <text:p text:style-name="Preformatted_20_Text"><text:s text:c="2"/>}</text:p>
      <text:p text:style-name="Preformatted_20_Text"/>
      <text:p text:style-name="Preformatted_20_Text"><text:s text:c="2"/>.sr-main {</text:p>
      <text:p text:style-name="Preformatted_20_Text"><text:s text:c="4"/>width: 100%;</text:p>
      <text:p text:style-name="Preformatted_20_Text"><text:s text:c="4"/>height: 305px;</text:p>
      <text:p text:style-name="Preformatted_20_Text"><text:s text:c="4"/>background: rgb(247, 250, 252);</text:p>
      <text:p text:style-name="Preformatted_20_Text"><text:s text:c="4"/>box-shadow: 0px 0px 0px 0.5px rgba(50, 50, 93, 0.1),</text:p>
      <text:p text:style-name="Preformatted_20_Text"><text:s text:c="6"/>0px 2px 5px 0px rgba(50, 50, 93, 0.1),</text:p>
      <text:p text:style-name="Preformatted_20_Text"><text:s text:c="6"/>0px 1px 1.5px 0px rgba(0, 0, 0, 0.07);</text:p>
      <text:p text:style-name="Preformatted_20_Text"><text:s text:c="4"/>border-radius: 6px;</text:p>
      <text:p text:style-name="Preformatted_20_Text"><text:s text:c="2"/>}</text:p>
      <text:p text:style-name="Preformatted_20_Text"><text:soft-page-break/>}</text:p>
      <text:p text:style-name="Preformatted_20_Text"/>
      <text:p text:style-name="Preformatted_20_Text">/* todo: spinner/processing state, errors, animations */</text:p>
      <text:p text:style-name="Preformatted_20_Text"/>
      <text:p text:style-name="Preformatted_20_Text">.spinner,</text:p>
      <text:p text:style-name="Preformatted_20_Text">.spinner:before,</text:p>
      <text:p text:style-name="Preformatted_20_Text">.spinner:after {</text:p>
      <text:p text:style-name="Preformatted_20_Text"><text:s text:c="2"/>border-radius: 50%;</text:p>
      <text:p text:style-name="Preformatted_20_Text">}</text:p>
      <text:p text:style-name="Preformatted_20_Text">.spinner {</text:p>
      <text:p text:style-name="Preformatted_20_Text"><text:s text:c="2"/>color: #ffffff;</text:p>
      <text:p text:style-name="Preformatted_20_Text"><text:s text:c="2"/>font-size: 22px;</text:p>
      <text:p text:style-name="Preformatted_20_Text"><text:s text:c="2"/>text-indent: -99999px;</text:p>
      <text:p text:style-name="Preformatted_20_Text"><text:s text:c="2"/>margin: 0px auto;</text:p>
      <text:p text:style-name="Preformatted_20_Text"><text:s text:c="2"/>position: relative;</text:p>
      <text:p text:style-name="Preformatted_20_Text"><text:s text:c="2"/>width: 20px;</text:p>
      <text:p text:style-name="Preformatted_20_Text"><text:s text:c="2"/>height: 20px;</text:p>
      <text:p text:style-name="Preformatted_20_Text"><text:s text:c="2"/>box-shadow: inset 0 0 0 2px;</text:p>
      <text:p text:style-name="Preformatted_20_Text"><text:s text:c="2"/>-webkit-transform: translateZ(0);</text:p>
      <text:p text:style-name="Preformatted_20_Text"><text:s text:c="2"/>-ms-transform: translateZ(0);</text:p>
      <text:p text:style-name="Preformatted_20_Text"><text:s text:c="2"/>transform: translateZ(0);</text:p>
      <text:p text:style-name="Preformatted_20_Text">}</text:p>
      <text:p text:style-name="Preformatted_20_Text">.spinner:before,</text:p>
      <text:p text:style-name="Preformatted_20_Text">.spinner:after {</text:p>
      <text:p text:style-name="Preformatted_20_Text"><text:s text:c="2"/>position: absolute;</text:p>
      <text:p text:style-name="Preformatted_20_Text"><text:s text:c="2"/>content: "";</text:p>
      <text:p text:style-name="Preformatted_20_Text">}</text:p>
      <text:p text:style-name="Preformatted_20_Text">.spinner:before {</text:p>
      <text:p text:style-name="Preformatted_20_Text"><text:s text:c="2"/>width: 10.4px;</text:p>
      <text:p text:style-name="Preformatted_20_Text"><text:s text:c="2"/>height: 20.4px;</text:p>
      <text:p text:style-name="Preformatted_20_Text"><text:s text:c="2"/>background: var(--accent-color);</text:p>
      <text:p text:style-name="Preformatted_20_Text"><text:s text:c="2"/>border-radius: 20.4px 0 0 20.4px;</text:p>
      <text:p text:style-name="Preformatted_20_Text"><text:s text:c="2"/>top: -0.2px;</text:p>
      <text:p text:style-name="Preformatted_20_Text"><text:s text:c="2"/>left: -0.2px;</text:p>
      <text:p text:style-name="Preformatted_20_Text"><text:s text:c="2"/>-webkit-transform-origin: 10.4px 10.2px;</text:p>
      <text:p text:style-name="Preformatted_20_Text"><text:s text:c="2"/>transform-origin: 10.4px 10.2px;</text:p>
      <text:p text:style-name="Preformatted_20_Text"><text:s text:c="2"/>-webkit-animation: loading 2s infinite ease 1.5s;</text:p>
      <text:p text:style-name="Preformatted_20_Text"><text:s text:c="2"/>animation: loading 2s infinite ease 1.5s;</text:p>
      <text:p text:style-name="Preformatted_20_Text">}</text:p>
      <text:p text:style-name="Preformatted_20_Text">.spinner:after {</text:p>
      <text:p text:style-name="Preformatted_20_Text"><text:s text:c="2"/>width: 10.4px;</text:p>
      <text:p text:style-name="Preformatted_20_Text"><text:s text:c="2"/>height: 10.2px;</text:p>
      <text:p text:style-name="Preformatted_20_Text"><text:s text:c="2"/>background: var(--accent-color);</text:p>
      <text:p text:style-name="Preformatted_20_Text"><text:s text:c="2"/>border-radius: 0 10.2px 10.2px 0;</text:p>
      <text:p text:style-name="Preformatted_20_Text"><text:s text:c="2"/>top: -0.1px;</text:p>
      <text:p text:style-name="Preformatted_20_Text"><text:s text:c="2"/>left: 10.2px;</text:p>
      <text:p text:style-name="Preformatted_20_Text"><text:s text:c="2"/>-webkit-transform-origin: 0px 10.2px;</text:p>
      <text:p text:style-name="Preformatted_20_Text"><text:s text:c="2"/>transform-origin: 0px 10.2px;</text:p>
      <text:p text:style-name="Preformatted_20_Text"><text:s text:c="2"/>-webkit-animation: loading 2s infinite ease;</text:p>
      <text:p text:style-name="Preformatted_20_Text"><text:s text:c="2"/>animation: loading 2s infinite ease;</text:p>
      <text:p text:style-name="Preformatted_20_Text">}</text:p>
      <text:p text:style-name="Preformatted_20_Text"/>
      <text:p text:style-name="Preformatted_20_Text">@-webkit-keyframes loading {</text:p>
      <text:p text:style-name="Preformatted_20_Text"><text:s text:c="2"/>0% {</text:p>
      <text:p text:style-name="Preformatted_20_Text"><text:s text:c="4"/>-webkit-transform: rotate(0deg);</text:p>
      <text:p text:style-name="Preformatted_20_Text"><text:s text:c="4"/>transform: rotate(0deg);</text:p>
      <text:p text:style-name="Preformatted_20_Text"><text:s text:c="2"/>}</text:p>
      <text:p text:style-name="Preformatted_20_Text"><text:s text:c="2"/>100% {</text:p>
      <text:p text:style-name="Preformatted_20_Text"><text:s text:c="4"/>-webkit-transform: rotate(360deg);</text:p>
      <text:p text:style-name="Preformatted_20_Text"><text:s text:c="4"/>transform: rotate(360deg);</text:p>
      <text:p text:style-name="Preformatted_20_Text"><text:s text:c="2"/>}</text:p>
      <text:p text:style-name="Preformatted_20_Text">}</text:p>
      <text:p text:style-name="Preformatted_20_Text">@keyframes loading {</text:p>
      <text:p text:style-name="Preformatted_20_Text"><text:s text:c="2"/>0% {</text:p>
      <text:p text:style-name="Preformatted_20_Text"><text:soft-page-break/><text:s text:c="4"/>-webkit-transform: rotate(0deg);</text:p>
      <text:p text:style-name="Preformatted_20_Text"><text:s text:c="4"/>transform: rotate(0deg);</text:p>
      <text:p text:style-name="Preformatted_20_Text"><text:s text:c="2"/>}</text:p>
      <text:p text:style-name="Preformatted_20_Text"><text:s text:c="2"/>100% {</text:p>
      <text:p text:style-name="Preformatted_20_Text"><text:s text:c="4"/>-webkit-transform: rotate(360deg);</text:p>
      <text:p text:style-name="Preformatted_20_Text"><text:s text:c="4"/>transform: rotate(360deg);</text:p>
      <text:p text:style-name="Preformatted_20_Text"><text:s text:c="2"/>}</text:p>
      <text:p text:style-name="Preformatted_20_Text">}</text:p>
      <text:p text:style-name="Preformatted_20_Text"/>
      <text:p text:style-name="Preformatted_20_Text">/* Animated form */</text:p>
      <text:p text:style-name="Preformatted_20_Text"/>
      <text:p text:style-name="Preformatted_20_Text">.sr-root {</text:p>
      <text:p text:style-name="Preformatted_20_Text"><text:s text:c="2"/>animation: 0.4s form-in;</text:p>
      <text:p text:style-name="Preformatted_20_Text"><text:s text:c="2"/>animation-fill-mode: both;</text:p>
      <text:p text:style-name="Preformatted_20_Text"><text:s text:c="2"/>animation-timing-function: ease;</text:p>
      <text:p text:style-name="Preformatted_20_Text">}</text:p>
      <text:p text:style-name="Preformatted_20_Text"/>
      <text:p text:style-name="Preformatted_20_Text">.hidden {</text:p>
      <text:p text:style-name="Preformatted_20_Text"><text:s text:c="2"/>display: none;</text:p>
      <text:p text:style-name="Preformatted_20_Text">}</text:p>
      <text:p text:style-name="Preformatted_20_Text"/>
      <text:p text:style-name="Preformatted_20_Text">@keyframes field-in {</text:p>
      <text:p text:style-name="Preformatted_20_Text"><text:s text:c="2"/>0% {</text:p>
      <text:p text:style-name="Preformatted_20_Text"><text:s text:c="4"/>opacity: 0;</text:p>
      <text:p text:style-name="Preformatted_20_Text"><text:s text:c="4"/>transform: translateY(8px) scale(0.95);</text:p>
      <text:p text:style-name="Preformatted_20_Text"><text:s text:c="2"/>}</text:p>
      <text:p text:style-name="Preformatted_20_Text"><text:s text:c="2"/>100% {</text:p>
      <text:p text:style-name="Preformatted_20_Text"><text:s text:c="4"/>opacity: 1;</text:p>
      <text:p text:style-name="Preformatted_20_Text"><text:s text:c="4"/>transform: translateY(0px) scale(1);</text:p>
      <text:p text:style-name="Preformatted_20_Text"><text:s text:c="2"/>}</text:p>
      <text:p text:style-name="Preformatted_20_Text">}</text:p>
      <text:p text:style-name="Preformatted_20_Text"/>
      <text:p text:style-name="Preformatted_20_Text">@keyframes form-in {</text:p>
      <text:p text:style-name="Preformatted_20_Text"><text:s text:c="2"/>0% {</text:p>
      <text:p text:style-name="Preformatted_20_Text"><text:s text:c="4"/>opacity: 0;</text:p>
      <text:p text:style-name="Preformatted_20_Text"><text:s text:c="4"/>transform: scale(0.98);</text:p>
      <text:p text:style-name="Preformatted_20_Text"><text:s text:c="2"/>}</text:p>
      <text:p text:style-name="Preformatted_20_Text"><text:s text:c="2"/>100% {</text:p>
      <text:p text:style-name="Preformatted_20_Text"><text:s text:c="4"/>opacity: 1;</text:p>
      <text:p text:style-name="Preformatted_20_Text"><text:s text:c="4"/>transform: scale(1);</text:p>
      <text:p text:style-name="Preformatted_20_Text"><text:s text:c="2"/>}</text:p>
      <text:p text:style-name="Preformatted_20_Text">}</text:p>
      <text:p text:style-name="Preformatted_20_Text"/>
      <text:p text:style-name="Preformatted_20_Text"><text:span text:style-name="Source_20_Text">#submit {</text:span></text:p>
      <text:p text:style-name="Preformatted_20_Text"><text:span text:style-name="Source_20_Text"><text:s text:c="6"/>font-feature-settings: "pnum";</text:span></text:p>
      <text:p text:style-name="Preformatted_20_Text"><text:span text:style-name="Source_20_Text"><text:s text:c="6"/>--body-color: #f7fafc;</text:span></text:p>
      <text:p text:style-name="Preformatted_20_Text"><text:span text:style-name="Source_20_Text"><text:s text:c="6"/>--button-color: #556cd6;</text:span></text:p>
      <text:p text:style-name="Preformatted_20_Text"><text:span text:style-name="Source_20_Text"><text:s text:c="6"/>--accent-color: #556cd6;</text:span></text:p>
      <text:p text:style-name="Preformatted_20_Text"><text:span text:style-name="Source_20_Text"><text:s text:c="6"/>--gray-border: #e3e8ee;</text:span></text:p>
      <text:p text:style-name="Preformatted_20_Text"><text:span text:style-name="Source_20_Text"><text:s text:c="6"/>--link-color: #fff;</text:span></text:p>
      <text:p text:style-name="Preformatted_20_Text"><text:span text:style-name="Source_20_Text"><text:s text:c="6"/>--font-color: #697386;</text:span></text:p>
      <text:p text:style-name="Preformatted_20_Text"><text:span text:style-name="Source_20_Text"><text:s text:c="6"/>--body-font-family: -apple-system,BlinkMacSystemFont,sans-serif;</text:span></text:p>
      <text:p text:style-name="Preformatted_20_Text"><text:span text:style-name="Source_20_Text"><text:s text:c="6"/>--radius: 4px;</text:span></text:p>
      <text:p text:style-name="Preformatted_20_Text"><text:span text:style-name="Source_20_Text"><text:s text:c="6"/>--form-width: 400px;</text:span></text:p>
      <text:p text:style-name="Preformatted_20_Text"><text:span text:style-name="Source_20_Text"><text:s text:c="6"/>-webkit-box-direction: normal;</text:span></text:p>
      <text:p text:style-name="Preformatted_20_Text"><text:span text:style-name="Source_20_Text"><text:s text:c="6"/>word-wrap: break-word;</text:span></text:p>
      <text:p text:style-name="Preformatted_20_Text"><text:span text:style-name="Source_20_Text"><text:s text:c="6"/>box-sizing: border-box;</text:span></text:p>
      <text:p text:style-name="Preformatted_20_Text"><text:span text:style-name="Source_20_Text"><text:s text:c="6"/>font: inherit;</text:span></text:p>
      <text:p text:style-name="Preformatted_20_Text"><text:span text:style-name="Source_20_Text"><text:s text:c="6"/>overflow: visible;</text:span></text:p>
      <text:p text:style-name="Preformatted_20_Text"><text:span text:style-name="Source_20_Text"><text:s text:c="6"/>-webkit-appearance: button;</text:span></text:p>
      <text:p text:style-name="Preformatted_20_Text"><text:span text:style-name="Source_20_Text"><text:s text:c="6"/>-webkit-font-smoothing: antialiased;</text:span></text:p>
      <text:p text:style-name="Preformatted_20_Text"><text:span text:style-name="Source_20_Text"><text:s text:c="6"/>margin: 0;</text:span></text:p>
      <text:p text:style-name="Preformatted_20_Text"><text:span text:style-name="Source_20_Text"><text:s text:c="6"/>font-family: inherit;</text:span></text:p>
      <text:p text:style-name="Preformatted_20_Text"><text:span text:style-name="Source_20_Text"><text:s text:c="6"/>-webkit-tap-highlight-color: transparent;</text:span></text:p>
      <text:p text:style-name="Preformatted_20_Text"><text:soft-page-break/><text:span text:style-name="Source_20_Text"><text:s text:c="6"/>font-size: 16px;</text:span></text:p>
      <text:p text:style-name="Preformatted_20_Text"><text:span text:style-name="Source_20_Text"><text:s text:c="6"/>padding: 0 12px;</text:span></text:p>
      <text:p text:style-name="Preformatted_20_Text"><text:span text:style-name="Source_20_Text"><text:s text:c="6"/>line-height: 32px;</text:span></text:p>
      <text:p text:style-name="Preformatted_20_Text"><text:span text:style-name="Source_20_Text"><text:s text:c="6"/>outline: none;</text:span></text:p>
      <text:p text:style-name="Preformatted_20_Text"><text:span text:style-name="Source_20_Text"><text:s text:c="6"/>text-decoration: none;</text:span></text:p>
      <text:p text:style-name="Preformatted_20_Text"><text:span text:style-name="Source_20_Text"><text:s text:c="6"/>text-transform: none;</text:span></text:p>
      <text:p text:style-name="Preformatted_20_Text"><text:span text:style-name="Source_20_Text"><text:s text:c="6"/>margin-right: 8px;</text:span></text:p>
      <text:p text:style-name="Preformatted_20_Text"><text:span text:style-name="Source_20_Text"><text:s text:c="6"/>height: 36px;</text:span></text:p>
      <text:p text:style-name="Preformatted_20_Text"><text:span text:style-name="Source_20_Text"><text:s text:c="6"/>border-radius: var(--radius);</text:span></text:p>
      <text:p text:style-name="Preformatted_20_Text"><text:span text:style-name="Source_20_Text"><text:s text:c="6"/>color: #fff;</text:span></text:p>
      <text:p text:style-name="Preformatted_20_Text"><text:span text:style-name="Source_20_Text"><text:s text:c="6"/>border: 0;</text:span></text:p>
      <text:p text:style-name="Preformatted_20_Text"><text:span text:style-name="Source_20_Text"><text:s text:c="6"/>margin-top: 16px;</text:span></text:p>
      <text:p text:style-name="Preformatted_20_Text"><text:span text:style-name="Source_20_Text"><text:s text:c="6"/>font-weight: 600;</text:span></text:p>
      <text:p text:style-name="Preformatted_20_Text"><text:span text:style-name="Source_20_Text"><text:s text:c="6"/>cursor: pointer;</text:span></text:p>
      <text:p text:style-name="Preformatted_20_Text"><text:span text:style-name="Source_20_Text"><text:s text:c="6"/>transition: all .2s ease;</text:span></text:p>
      <text:p text:style-name="Preformatted_20_Text"><text:span text:style-name="Source_20_Text"><text:s text:c="6"/>display: block;</text:span></text:p>
      <text:p text:style-name="Preformatted_20_Text"><text:span text:style-name="Source_20_Text"><text:s text:c="6"/>box-shadow: 0 4px 5.5px 0 rgba(0,0,0,.07);</text:span></text:p>
      <text:p text:style-name="Preformatted_20_Text"><text:span text:style-name="Source_20_Text"><text:s text:c="6"/>width: 100%;</text:span></text:p>
      <text:p text:style-name="Preformatted_20_Text"><text:span text:style-name="Source_20_Text"><text:s text:c="6"/>background: var(--button-color);</text:span></text:p>
      <text:p text:style-name="P1"><text:span text:style-name="Source_20_Text"><text:s text:c="4"/>}</text:span>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11T11:30:03.833712135</dc:date>
    <meta:editing-duration>PT1M35S</meta:editing-duration>
    <meta:editing-cycles>1</meta:editing-cycles>
    <meta:document-statistic meta:table-count="0" meta:image-count="0" meta:object-count="0" meta:page-count="6" meta:paragraph-count="313" meta:word-count="793" meta:character-count="6494" meta:non-whitespace-character-count="5371"/>
    <meta:generator>LibreOffice/6.4.7.2$Linux_X86_64 LibreOffice_project/40$Build-2</meta:generator>
  </office:meta>
</office:document-meta>
</file>